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699cm" svg:height="4.063cm" svg:x="0.551cm" svg:y="1.486cm" svg:viewBox="0 0 12700 4064" draw:points="1397,3683 3048,2032 5080,4064 7493,2667 9906,4064 12700,1270 11430,0 7493,2667 4572,254 3048,2032 0,762">
          <text:p/>
        </draw:polygon>
        <draw:polyline draw:style-name="gr1" draw:text-style-name="P1" draw:layer="layout" svg:width="11.429cm" svg:height="1.904cm" svg:x="0.551cm" svg:y="0.343cm" svg:viewBox="0 0 11430 1905" draw:points="0,1905 4445,1397 11430,1143 6477,0 4572,1397">
          <text:p/>
        </draw:polyline>
        <draw:polyline draw:style-name="gr1" draw:text-style-name="P1" draw:layer="layout" svg:width="8.508cm" svg:height="0.38cm" svg:x="1.948cm" svg:y="5.169cm" svg:viewBox="0 0 8509 381" draw:points="0,0 3683,381 8509,381">
          <text:p/>
        </draw:polyline>
        <draw:polyline draw:style-name="gr1" draw:text-style-name="P1" draw:layer="layout" svg:width="9.524cm" svg:height="1.396cm" svg:x="3.726cm" svg:y="2.756cm" svg:viewBox="0 0 9525 1397" draw:points="9525,0 4318,1397 0,762">
          <text:p/>
        </draw:polyline>
        <draw:polyline draw:style-name="gr1" draw:text-style-name="P1" draw:layer="layout" svg:width="4.571cm" svg:height="1.65cm" svg:x="0.551cm" svg:y="0.597cm" svg:viewBox="0 0 4572 1651" draw:points="0,1651 2921,0 4572,1143">
          <text:p/>
        </draw:polyline>
        <draw:line draw:style-name="gr1" draw:text-style-name="P1" draw:layer="layout" svg:x1="7.028cm" svg:y1="0.343cm" svg:x2="3.472cm" svg:y2="0.597cm">
          <text:p/>
        </draw:line>
        <draw:custom-shape draw:style-name="gr2" draw:text-style-name="P1" draw:layer="layout" svg:width="3.056cm" svg:height="3.056cm" svg:x="6.516cm" svg:y="2.621cm">
          <text:p/>
          <draw:enhanced-geometry draw:glue-point-type="segments" draw:type="mso-spt100" draw:modifiers="-34.3396517054647 -140.7006773231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3" draw:text-style-name="P1" draw:layer="layout" svg:x1="11.981cm" svg:y1="1.486cm" svg:x2="8.044cm" svg:y2="4.153cm">
          <text:p/>
        </draw:line>
        <draw:g>
          <svg:title>TexMaths</svg:title>
          <svg:desc>14§display§\theta_{ij}</svg:desc>
          <draw:polygon draw:style-name="gr4" draw:layer="layout" svg:width="0.553cm" svg:height="0.484cm" svg:x="7.767cm" svg:y="3.207cm" svg:viewBox="0 0 554 485" draw:points="277,485 0,485 0,0 554,0 554,485">
            <text:p/>
          </draw:polygon>
          <draw:path draw:style-name="gr5" draw:layer="layout" svg:width="0.203cm" svg:height="0.353cm" svg:x="7.788cm" svg:y="3.201cm" svg:viewBox="0 0 204 354" svg:d="M204 101c0-32-8-101-59-101-69 0-145 140-145 252 0 46 14 102 59 102 70 0 145-143 145-253zM53 169c9-32 18-71 38-106 13-24 31-52 53-52 25 0 28 31 28 59 0 25-4 50-17 99zM151 185c-6 22-15 64-33 101-19 33-37 57-59 57-16 0-27-14-27-60 0-21 3-49 17-98z">
            <text:p/>
          </draw:path>
          <draw:path draw:style-name="gr5" draw:layer="layout" svg:width="0.105cm" svg:height="0.233cm" svg:x="8.015cm" svg:y="3.39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layer="layout" svg:width="0.151cm" svg:height="0.299cm" svg:x="8.136cm" svg:y="3.394cm" svg:viewBox="0 0 152 300" svg:d="M152 13c0-6-4-13-13-13-10 0-20 10-20 20 0 5 4 12 14 12s19-8 19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</draw:g>
        <draw:g>
          <svg:title>TexMaths</svg:title>
          <svg:desc>14§display§i</svg:desc>
          <draw:polygon draw:style-name="gr4" draw:layer="layout" svg:width="0.17cm" svg:height="0.325cm" svg:x="7.895cm" svg:y="4.376cm" svg:viewBox="0 0 171 326" draw:points="86,326 0,326 0,0 171,0 171,326">
            <text:p/>
          </draw:polygon>
          <draw:path draw:style-name="gr5" draw:layer="layout" svg:width="0.131cm" svg:height="0.331cm" svg:x="7.909cm" svg:y="4.375cm" svg:viewBox="0 0 132 332" svg:d="M128 18c0-10-7-18-20-18s-27 13-27 27c0 8 7 16 20 16 11 0 27-11 27-25zM90 203c5-14 5-15 10-28 4-10 7-17 7-27 0-22-16-40-41-40-48 0-66 71-66 77 0 4 6 4 6 4 5 0 5-1 8-8 14-47 34-62 50-62 5 0 13 0 13 15 0 12-4 21-6 27-4 13-26 70-35 91-4 13-11 30-11 39 0 24 17 41 41 41 48 0 66-71 66-76s-4-5-6-5c-5 0-5 1-8 10-9 30-25 60-51 60-8 0-12-4-12-16s4-19 15-50z">
            <text:p/>
          </draw:path>
        </draw:g>
        <draw:g>
          <svg:title>TexMaths</svg:title>
          <svg:desc>14§display§j</svg:desc>
          <draw:polygon draw:style-name="gr4" draw:layer="layout" svg:width="0.231cm" svg:height="0.42cm" svg:x="11.802cm" svg:y="1.777cm" svg:viewBox="0 0 232 421" draw:points="116,421 0,421 0,0 232,0 232,421">
            <text:p/>
          </draw:polygon>
          <draw:path draw:style-name="gr5" draw:layer="layout" svg:width="0.202cm" svg:height="0.426cm" svg:x="11.795cm" svg:y="1.776cm" svg:viewBox="0 0 203 427" svg:d="M203 18c0-10-7-18-19-18-11 0-26 11-26 27 0 9 7 16 18 16 14 0 27-12 27-25zM103 351c-9 38-33 66-61 66-3 0-10 0-18-5 14-3 22-16 22-26 0-8-5-18-19-18-13 0-27 11-27 30s20 29 43 29c35 0 81-25 94-74l45-181c2-10 2-17 2-18 0-28-20-46-46-46-50 0-78 71-78 77 0 4 6 4 6 4 5 0 5 0 9-10 13-31 35-60 62-60 7 0 17 1 17 22 0 12-2 17-4 2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08-21T15:43:39.457422431</meta:creation-date>
    <dc:date>2014-08-21T16:00:49.915462618</dc:date>
    <dc:creator>Rostislav Chudoba</dc:creator>
    <meta:editing-duration>PT7M10S</meta:editing-duration>
    <meta:editing-cycles>2</meta:editing-cycles>
    <meta:generator>LibreOffice/4.2.4.2$Linux_X86_64 LibreOffice_project/420m0$Build-2</meta:generator>
    <meta:document-statistic meta:object-count="19"/>
  </office:meta>
</office:document-meta>
</file>